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3.4634in"/>
    </style:style>
    <style:style style:name="co10" style:family="table-column">
      <style:table-column-properties fo:break-before="auto" style:column-width="3.3972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11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6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justify" fo:margin-left="0in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ed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table:formula="of:=COUNTA([#REF!.A2:.A68])" office:value-type="float" office:value="1">
            <text:p>1</text:p>
          </table:table-cell>
          <table:table-cell table:style-name="ce9" table:formula="of:=COUNTIF([#REF!.I2:.I58];&quot;YES&quot;)" office:value-type="float" office:value="0">
            <text:p>#REF!</text:p>
          </table:table-cell>
          <table:table-cell table:style-name="ce9" table:number-columns-repeated="4"/>
        </table:table-row>
        <table:table-row table:style-name="ro4">
          <table:table-cell table:number-columns-repeated="2"/>
          <table:table-cell table:style-name="ce2"/>
          <table:table-cell table:style-name="ce6" office:value-type="string">
            <text:p>Plan</text:p>
          </table:table-cell>
          <table:table-cell table:style-name="ce10"/>
          <table:table-cell table:style-name="ce9" office:value-type="float" office:value="0">
            <text:p>0</text:p>
          </table:table-cell>
          <table:table-cell table:style-name="ce9" table:number-columns-repeated="4"/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Command_Execution_Undo_and_Redo</text:p>
          </table:table-cell>
          <table:table-cell table:style-name="ce9" table:number-columns-repeated="6"/>
        </table:table-row>
        <table:table-row table:style-name="ro5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1" table:formula="of:=SUM([.E8:.E10])" office:value-type="float" office:value="1">
            <text:p>1</text:p>
          </table:table-cell>
          <table:table-cell table:style-name="ce11" table:formula="of:=SUM([.F8:.F10])" office:value-type="float" office:value="0">
            <text:p>#REF!</text:p>
          </table:table-cell>
          <table:table-cell table:style-name="ce12" table:formula="of:=SUM([.G8:.G10])" office:value-type="float" office:value="0">
            <text:p>0</text:p>
          </table:table-cell>
          <table:table-cell table:style-name="ce12" table:formula="of:=SUM([.H8:.H10])" office:value-type="float" office:value="0">
            <text:p>0</text:p>
          </table:table-cell>
          <table:table-cell table:style-name="ce12" table:formula="of:=SUM([.I8:.I10])" office:value-type="float" office:value="0">
            <text:p>0</text:p>
          </table:table-cell>
          <table:table-cell table:style-name="ce12" table:formula="of:=SUM([.I18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Cross_Browser_Compatibility" table:style-name="ta1" table:print="false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number-columns-repeated="1017" table:default-cell-style-name="ce17"/>
        <table:table-row table:style-name="ro6">
          <table:table-cell table:style-name="ce16" office:value-type="string">
            <text:p>PAGE</text:p>
          </table:table-cell>
          <table:table-cell table:style-name="ce16" office:value-type="string">
            <text:p>TEST CASE ID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EPS</text:p>
          </table:table-cell>
          <table:table-cell table:style-name="ce16" office:value-type="string">
            <text:p>KEY VERIFICATION</text:p>
          </table:table-cell>
          <table:table-cell table:style-name="ce16" office:value-type="string">
            <text:p>Chrome</text:p>
          </table:table-cell>
          <table:table-cell table:style-name="ce16" office:value-type="string">
            <text:p>Firefox</text:p>
          </table:table-cell>
          <table:table-cell table:style-name="ce16" office:value-type="string">
            <text:p>Internet Explorer</text:p>
          </table:table-cell>
          <table:table-cell table:style-name="ce16" office:value-type="string">
            <text:p>MacOs Safari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TICKET NO.</text:p>
          </table:table-cell>
          <table:table-cell table:style-name="ce16" office:value-type="string">
            <text:p>COMMENT</text:p>
          </table:table-cell>
          <table:table-cell table:style-name="ce16" table:number-columns-repeated="1010"/>
          <table:table-cell table:number-columns-repeated="2"/>
        </table:table-row>
        <table:table-row table:style-name="ro7">
          <table:table-cell office:value-type="string">
            <text:p>Login Page </text:p>
          </table:table-cell>
          <table:table-cell office:value-type="string">
            <text:p>CBC0001</text:p>
          </table:table-cell>
          <table:table-cell office:value-type="string">
            <text:p>Background is blue</text:p>
          </table:table-cell>
          <table:table-cell office:value-type="string">
            <text:p>1. Enter URL "http://channels.mind-alliance.com" on Chrome, firefox and IE browser on windows and safari on MacOs.</text:p>
          </table:table-cell>
          <table:table-cell office:value-type="string">
            <text:p>1. Verify that Background color is blue across all browser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02</text:p>
          </table:table-cell>
          <table:table-cell office:value-type="string">
            <text:p>Table of Login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</table:table-cell>
          <table:table-cell office:value-type="string">
            <text:p>1. Verify that table for login is present with same look and feel across all browsers.</text:p>
            <text:p/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3</text:p>
          </table:table-cell>
          <table:table-cell office:value-type="string">
            <text:p>Image on Login Table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he Image of Channels.</text:p>
          </table:table-cell>
          <table:table-cell office:value-type="string">
            <text:p>1. Verify that Image is present at the left corner of <text:s/>login table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4</text:p>
          </table:table-cell>
          <table:table-cell office:value-type="string">
            <text:p>Title Channels Information Sharing Model font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he label of Channels and it's font.</text:p>
          </table:table-cell>
          <table:table-cell office:value-type="string">
            <text:p>1. Verify that channel's title 'Channels Information Sharing Model' is present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5</text:p>
          </table:table-cell>
          <table:table-cell office:value-type="string">
            <text:p>Text Field for Username and Password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extfields for username and Password</text:p>
          </table:table-cell>
          <table:table-cell office:value-type="string">
            <text:p>1. Verfiy that textfields for username and Password are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06</text:p>
          </table:table-cell>
          <table:table-cell office:value-type="string">
            <text:p>Submit Buttom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hat submit button is present.</text:p>
            <text:p>4. Click on 'Submit' Button.</text:p>
          </table:table-cell>
          <table:table-cell office:value-type="string">
            <text:p>1.Verify that 'Submitt' button is present with same look and feel across all browsers.</text:p>
            <text:p>2.Verify that when clicked on submit button,page redirects to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7</text:p>
          </table:table-cell>
          <table:table-cell office:value-type="string">
            <text:p>Stay sign in check box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checkbox is present for 'stay sign in'.</text:p>
          </table:table-cell>
          <table:table-cell office:value-type="string">
            <text:p>1. Verify that checkbox is present for 'stay signed in'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08</text:p>
          </table:table-cell>
          <table:table-cell office:value-type="string">
            <text:p>Can't access your account? link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'can't access your account?' link is present.</text:p>
            <text:p>4. Click on link.</text:p>
          </table:table-cell>
          <table:table-cell office:value-type="string">
            <text:p>1. Verify that when clicked on "can't access your account link", page redirects to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9</text:p>
          </table:table-cell>
          <table:table-cell office:value-type="string">
            <text:p>Title 'Channels New Password request'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the title.</text:p>
          </table:table-cell>
          <table:table-cell office:value-type="string">
            <text:p>1. Verify that Channels title,'Channels New Password requested' is present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0</text:p>
          </table:table-cell>
          <table:table-cell office:value-type="string">
            <text:p>Please provide your username and Or your email address text boxes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the 'Please provide your user name or your email address' text boxes.</text:p>
          </table:table-cell>
          <table:table-cell office:value-type="string">
            <text:p>1. Verify that 'Please provide your username and Or your email address' text boxes are present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1</text:p>
          </table:table-cell>
          <table:table-cell office:value-type="string">
            <text:p>Request new password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the 'Request new password' button.</text:p>
            <text:p>4. Click on 'Request new password' button.</text:p>
          </table:table-cell>
          <table:table-cell office:value-type="string">
            <text:p>1. Verify that 'Request new password' button is present with same look and feel, across all browsers.</text:p>
            <text:p>2. Verify that when clicked on 'Request new password' button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2</text:p>
          </table:table-cell>
          <table:table-cell office:value-type="string">
            <text:p>Back to login in link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'Back to login' link</text:p>
          </table:table-cell>
          <table:table-cell office:value-type="string">
            <text:p>1. Verify that 'Back to login' link is present in all browsers.</text:p>
            <text:p>2. Verify that when clicked on 'Back to login' link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CBC0013</text:p>
          </table:table-cell>
          <table:table-cell office:value-type="string">
            <text:p>Screen Font Type and Size on login page</text:p>
          </table:table-cell>
          <table:table-cell office:value-type="string">
            <text:p>1. Enter URL "http://channels.mind-alliance.com" on Chrome, firefox and IE browser on windows and safari on MacOs.</text:p>
          </table:table-cell>
          <table:table-cell office:value-type="string">
            <text:p>1.Verify that Screen font type and size are same for all browsers</text:p>
          </table:table-cell>
          <table:table-cell table:number-columns-repeated="1019"/>
        </table:table-row>
        <table:table-row table:style-name="ro9">
          <table:table-cell office:value-type="string">
            <text:p>Channels – Home Page</text:p>
          </table:table-cell>
          <table:table-cell office:value-type="string">
            <text:p>CBC0014</text:p>
          </table:table-cell>
          <table:table-cell office:value-type="string">
            <text:p>Home ic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for Home icon</text:p>
          </table:table-cell>
          <table:table-cell office:value-type="string">
            <text:p>1. Verify that Home image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5</text:p>
          </table:table-cell>
          <table:table-cell office:value-type="string">
            <text:p>Channels – Home page title font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Home page title</text:p>
          </table:table-cell>
          <table:table-cell office:value-type="string">
            <text:p>1. Verify that Home page's title is 'Channels – Home' and font is consistent across all three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6</text:p>
          </table:table-cell>
          <table:table-cell office:value-type="string">
            <text:p>Welcome &lt;Username&gt; font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Welcome &lt;username&gt;</text:p>
          </table:table-cell>
          <table:table-cell office:value-type="string">
            <text:p>1. Verify that Welcome username is present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7</text:p>
          </table:table-cell>
          <table:table-cell office:value-type="string">
            <text:p>Plan name and owner name on home page and its font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plan name and owner name and it's font</text:p>
          </table:table-cell>
          <table:table-cell office:value-type="string">
            <text:p>1. Verify that plan name and owner name is present and it's font is consistent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8</text:p>
          </table:table-cell>
          <table:table-cell office:value-type="string">
            <text:p>Send feedback' butt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'send feedback' button.</text:p>
            <text:p>4. Click on 'send feedback' button</text:p>
          </table:table-cell>
          <table:table-cell office:value-type="string">
            <text:p>1. Verify that 'send feedback' button is present in all browsers.</text:p>
            <text:p>2. Verify that when click on <text:s/>'send feedback' button, pop-up appears with checkbox, textarea and buttons options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9</text:p>
          </table:table-cell>
          <table:table-cell office:value-type="string">
            <text:p>Help' butt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'Help' button.</text:p>
            <text:p>4. Click on 'Help' button</text:p>
          </table:table-cell>
          <table:table-cell office:value-type="string">
            <text:p>1. Verify that 'Help' button is present with same look and feel across all browsers.</text:p>
            <text:p>2. When clicked on 'Help' button browser's new window opens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20</text:p>
          </table:table-cell>
          <table:table-cell office:value-type="string">
            <text:p>Sign out' butt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'sign out' button.</text:p>
            <text:p>4. Click on 'sign out' button</text:p>
          </table:table-cell>
          <table:table-cell office:value-type="string">
            <text:p>1. Verify that 'Sign out' button is present with same look and feel across all browsers.</text:p>
            <text:p>2. Verify that when clicked on 'Signout' button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1</text:p>
          </table:table-cell>
          <table:table-cell office:value-type="string">
            <text:p>Channels Administration'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Channels Administration' link</text:p>
          </table:table-cell>
          <table:table-cell office:value-type="string">
            <text:p>1. Verify that when clicked on 'Channels Administration' link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2</text:p>
          </table:table-cell>
          <table:table-cell office:value-type="string">
            <text:p>Information Sharing Model'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nformation Sharing mode'l link</text:p>
          </table:table-cell>
          <table:table-cell office:value-type="string">
            <text:p>1. Verify that when clicked on 'Information sharing model' link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3</text:p>
          </table:table-cell>
          <table:table-cell office:value-type="string">
            <text:p>Issue Summary <text:s/>Report'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ssue Summary Report' link</text:p>
          </table:table-cell>
          <table:table-cell office:value-type="string">
            <text:p>1. Verify that when clicked on 'Issue Summary Report' link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4</text:p>
          </table:table-cell>
          <table:table-cell office:value-type="string">
            <text:p>Is Guideliness for all participant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s guidelines for all participants' link</text:p>
          </table:table-cell>
          <table:table-cell office:value-type="string">
            <text:p>1. Verify that when clicked on 'Is Guidelines for all particpants' link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25</text:p>
          </table:table-cell>
          <table:table-cell office:value-type="string">
            <text:p>Social panel-</text:p>
            <text:p>Links under Message'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message tab in social panel</text:p>
          </table:table-cell>
          <table:table-cell office:value-type="string">
            <text:p>1.Verify message tab contains Hide broadcast and show sent links with same look and feel, across all browsers.</text:p>
            <text:p>2.On clicking above links they must be replaced with 'Show all messages' and 'show recieved' links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26</text:p>
          </table:table-cell>
          <table:table-cell office:value-type="string">
            <text:p>Social panel-</text:p>
            <text:p>Dropdown under Message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message tab in social panel</text:p>
            <text:p>4.Click on dropdown.</text:p>
          </table:table-cell>
          <table:table-cell office:value-type="string">
            <text:p>1.Verify that all users can be seen in dropdown list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7</text:p>
          </table:table-cell>
          <table:table-cell office:value-type="string">
            <text:p>Social panel-</text:p>
            <text:p>Font of buttons under Message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Message' tab in social panel</text:p>
          </table:table-cell>
          <table:table-cell office:value-type="string">
            <text:p>1.Verify that fonts of 'send','send &amp; Email','Reset' buttons have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8</text:p>
          </table:table-cell>
          <table:table-cell office:value-type="string">
            <text:p>Social panel-</text:p>
            <text:p>Digonal size control in Message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Message' tab in social panel</text:p>
          </table:table-cell>
          <table:table-cell office:value-type="string">
            <text:p>1.Verify that digonal size control is present for text field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9</text:p>
          </table:table-cell>
          <table:table-cell office:value-type="string">
            <text:p>Social panel-</text:p>
            <text:p>Calender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alender' tab in social panel.</text:p>
          </table:table-cell>
          <table:table-cell office:value-type="string">
            <text:p>1.Verify that 'Calender' tab contains 'Today','next period','previous period' buttons for all three browsers.</text:p>
            <text:p>2.Verify if above buttons are active functionally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0</text:p>
          </table:table-cell>
          <table:table-cell office:value-type="string">
            <text:p>Social panel-</text:p>
            <text:p>'Calender' tab link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alender' tab under social panel.</text:p>
          </table:table-cell>
          <table:table-cell office:value-type="string">
            <text:p>1.Verify that 'print','Look for earlier events','Look for more' links are present &amp; active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1</text:p>
          </table:table-cell>
          <table:table-cell office:value-type="string">
            <text:p>Social panel-</text:p>
            <text:p>Survey'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Servey' tab under social panel.</text:p>
          </table:table-cell>
          <table:table-cell office:value-type="string">
            <text:p>1.Verify that 'show all' link is present &amp; active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2</text:p>
          </table:table-cell>
          <table:table-cell office:value-type="string">
            <text:p>Social Panel – 'About Me'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About Me' tab under social panel.</text:p>
          </table:table-cell>
          <table:table-cell office:value-type="string">
            <text:p>1. Verfiy that text field for username,email ID,Password &amp; confirm password is present with same look and feel across all browsers .</text:p>
            <text:p>2.Verify the size of the text boxes have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 office:value-type="string">
            <text:p>Channel Administration Page</text:p>
          </table:table-cell>
          <table:table-cell office:value-type="string">
            <text:p>CBC0033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 Verify that background color of Channels window is blue across all browser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4</text:p>
          </table:table-cell>
          <table:table-cell office:value-type="string">
            <text:p>Home icon as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home image as link is present at top left corner of the page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5</text:p>
          </table:table-cell>
          <table:table-cell office:value-type="string">
            <text:p>Title of the page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title of the page is 'Channel Administration' have same look and feel across all browsers.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6</text:p>
          </table:table-cell>
          <table:table-cell office:value-type="string">
            <text:p>Page Font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all the lables and its fonts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7</text:p>
          </table:table-cell>
          <table:table-cell office:value-type="string">
            <text:p>Page textfield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all text fields and labels are in allignment with same look and feel across all browsers.</text:p>
            <text:p>2.Verify that all text fields are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8</text:p>
          </table:table-cell>
          <table:table-cell office:value-type="string">
            <text:p>Button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Buttons for 'Submit', 'Productize' &amp; 'Delete Plan' are present with same look and feel across all browsers.</text:p>
            <text:p/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9</text:p>
          </table:table-cell>
          <table:table-cell office:value-type="string">
            <text:p>User Management Table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users are alligned properly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40</text:p>
          </table:table-cell>
          <table:table-cell office:value-type="string">
            <text:p>User Management Table -Radio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  <text:p>4.Scroll down to 'Manage Users' Table</text:p>
          </table:table-cell>
          <table:table-cell office:value-type="string">
            <text:p>1.Verify that radio button are present and alligned properly <text:span text:style-name="T1">with same look and feel across all </text:span><text:span text:style-name="T1">browsers.</text:span>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 office:value-type="string">
            <text:p>Information Sharing Model Page.</text:p>
          </table:table-cell>
          <table:table-cell office:value-type="string">
            <text:p>CBC0041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</text:p>
          </table:table-cell>
          <table:table-cell office:value-type="string">
            <text:p>1. Verify that for this window Background color is blue across all browser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42</text:p>
          </table:table-cell>
          <table:table-cell office:value-type="string">
            <text:p>Home icon as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</text:p>
          </table:table-cell>
          <table:table-cell office:value-type="string">
            <text:p>1.Verify that home icon and link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43</text:p>
          </table:table-cell>
          <table:table-cell office:value-type="string">
            <text:p>Show popup menu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nformation Sharing Model'.</text:p>
            <text:p>4. Click on 'show' menu at title bar.</text:p>
          </table:table-cell>
          <table:table-cell office:value-type="string">
            <text:p>1.Verify that Show popup menu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44</text:p>
          </table:table-cell>
          <table:table-cell office:value-type="string">
            <text:p>Action popup menu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Action' menu at title bar.</text:p>
          </table:table-cell>
          <table:table-cell office:value-type="string">
            <text:p>1.Verify that Action popup menu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 table:style-name="ce18"/>
          <table:table-cell office:value-type="string">
            <text:p>CBC0045</text:p>
          </table:table-cell>
          <table:table-cell table:style-name="ce18" office:value-type="string">
            <text:p>Show menu elements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Show' menu at title bar.</text:p>
          </table:table-cell>
          <table:table-cell table:style-name="ce18" office:value-type="string">
            <text:p>1.Verify that each element in dropdown is of same font across all browsers.</text:p>
            <text:p>2.Verify on clicking any element opens a new window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46</text:p>
          </table:table-cell>
          <table:table-cell table:style-name="ce18" office:value-type="string">
            <text:p>Action menu elements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Action' menu at title bar.</text:p>
          </table:table-cell>
          <table:table-cell table:style-name="ce18" office:value-type="string">
            <text:p>1.Verify that each element in dropdown is of same font across all browsers.</text:p>
            <text:p>2.Verify that on clicking every element opens a new window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47</text:p>
          </table:table-cell>
          <table:table-cell table:style-name="ce18" office:value-type="string">
            <text:p>Back and Forward links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Go Back' and 'Go Forword' button at title bar.</text:p>
          </table:table-cell>
          <table:table-cell table:style-name="ce18" office:value-type="string">
            <text:p>1.Verify that 'Go Back and Go Forward' links are present with same look and feel across all browsers.</text:p>
            <text:p>2.Verify color of back' and 'forword' buttons are gray when inactive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48</text:p>
          </table:table-cell>
          <table:table-cell table:style-name="ce18" office:value-type="string">
            <text:p>Plan link at top right position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8" office:value-type="string">
            <text:p>1.Verify that plan name is present at the top right corner of the page with same look and feel across all browsers.</text:p>
            <text:p>2.Verify on that when clicked on the plan name clicked,channels new window opens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49</text:p>
          </table:table-cell>
          <table:table-cell table:style-name="ce18" office:value-type="string">
            <text:p>Task &amp; flow panel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8" office:value-type="string">
            <text:p>1.Verify that 'Task','Add info Send'&amp; 'Add info Receive' panel is present with same look and feel across all browsers.</text:p>
            <text:p>2.Verify that all links in Task &amp; flow panel are active for each browser with same look and feel across all browsers.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9">
          <table:table-cell table:style-name="ce18"/>
          <table:table-cell office:value-type="string">
            <text:p>CBC0050</text:p>
          </table:table-cell>
          <table:table-cell table:style-name="ce18" office:value-type="string">
            <text:p>Collabration Panel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8" office:value-type="string">
            <text:p>1.Verify that 'Presence','Activities' &amp;'Messages' tabs are present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51</text:p>
          </table:table-cell>
          <table:table-cell table:style-name="ce18" office:value-type="string">
            <text:p>Collabration Panel-Presence tab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Presence' tab under social panal.</text:p>
          </table:table-cell>
          <table:table-cell table:style-name="ce18" office:value-type="string">
            <text:p>1.Verify that 'Presence' tab is present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52</text:p>
          </table:table-cell>
          <table:table-cell table:style-name="ce18" office:value-type="string">
            <text:p>Collabration Panel-Activities tab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Activities' tab under social panal.</text:p>
          </table:table-cell>
          <table:table-cell table:style-name="ce18" office:value-type="string">
            <text:p>1.Verify that 'Activities' tab link is present with other links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53</text:p>
          </table:table-cell>
          <table:table-cell table:style-name="ce18" office:value-type="string">
            <text:p>Collabration Panel-Message tab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Message' tab under social panal.</text:p>
          </table:table-cell>
          <table:table-cell table:style-name="ce18" office:value-type="string">
            <text:p>1.Verify that 'Message' tab link is present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54</text:p>
          </table:table-cell>
          <table:table-cell table:style-name="ce18" office:value-type="string">
            <text:p>Links under 'Message' tab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Meassage' tab under social panal.</text:p>
          </table:table-cell>
          <table:table-cell table:style-name="ce18" office:value-type="string">
            <text:p>1.Verify 'Message' tab contains 'Hide broadcast' and 'show sent' links with same look and feel across all browsers.</text:p>
            <text:p>2. Verify that Hide broadcat and show sent and show receive links renders to others details with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55</text:p>
          </table:table-cell>
          <table:table-cell table:style-name="ce18" office:value-type="string">
            <text:p>Display Controls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8" office:value-type="string">
            <text:p>1.Verify 'Display Controls' are present on the left cornor of flow map with same look and feel across all browsers.</text:p>
            <text:p>2. Verify tht when clicked on any of the display controls activities are performed with same look and feel across all browser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9">
          <table:table-cell table:style-name="ce18"/>
          <table:table-cell office:value-type="string">
            <text:p>CBC0056</text:p>
          </table:table-cell>
          <table:table-cell table:style-name="ce18" office:value-type="string">
            <text:p>Select Segment dropdown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8" office:value-type="string">
            <text:p>1.In case of multiple segments,verify that dropdown for segment selection is present at the top right corner of the page with same look and feel across all browsers.</text:p>
            <text:p/>
            <text:p/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10">
          <table:table-cell table:style-name="ce18"/>
          <table:table-cell office:value-type="string">
            <text:p>CBC0057</text:p>
          </table:table-cell>
          <table:table-cell table:style-name="ce18" office:value-type="string">
            <text:p>Segment title</text:p>
          </table:table-cell>
          <table:table-cell table:style-name="ce18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Select any segment from select segment dropdown</text:p>
          </table:table-cell>
          <table:table-cell table:style-name="ce18" office:value-type="string">
            <text:p>1.Verify that segment name with same look and feel across all browsers.</text:p>
            <text:p>2. Verify that segment details changes with changes when other segment is selected and have same look and feel across all browsers.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office:value-type="string">
            <text:p>Pass</text:p>
          </table:table-cell>
          <table:table-cell table:style-name="ce18" table:number-columns-repeated="1016"/>
        </table:table-row>
        <table:table-row table:style-name="ro8">
          <table:table-cell office:value-type="string">
            <text:p>Issue Summary Report</text:p>
          </table:table-cell>
          <table:table-cell office:value-type="string">
            <text:p>CBC0058</text:p>
          </table:table-cell>
          <table:table-cell office:value-type="string">
            <text:p>Channels -&lt;plan name&gt; Issue summary Report Font</text:p>
          </table:table-cell>
          <table:table-cell office:value-type="string">
            <text:p>1. Enter URL "http://channels.mind-alliance.com" on Chrome, firefox and IE browser on windows and safari on MacOs.</text:p>
            <text:p>2. Click on <text:s/>'Issue Summary Report' link</text:p>
          </table:table-cell>
          <table:table-cell office:value-type="string">
            <text:p>1. Verify that page title and its font is same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59</text:p>
          </table:table-cell>
          <table:table-cell office:value-type="string">
            <text:p>Home' icon and link</text:p>
          </table:table-cell>
          <table:table-cell office:value-type="string">
            <text:p>1. Enter URL "http://channels.mind-alliance.com" on Chrome, firefox and IE browser on windows and safari on MacOs.</text:p>
            <text:p>2. Click on 'Issue summary report' link</text:p>
            <text:p>3. Click on Home icon</text:p>
          </table:table-cell>
          <table:table-cell office:value-type="string">
            <text:p>1. Verify that 'Home' icon is present with same look and feel in all browsers.</text:p>
            <text:p>2. Verify that when clicked on 'Home' icon,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0</text:p>
          </table:table-cell>
          <table:table-cell office:value-type="string">
            <text:p>Label and font size a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'Issue summary report' link</text:p>
          </table:table-cell>
          <table:table-cell office:value-type="string">
            <text:p>1. Verify that name,font size and color for label is same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1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Issue summary report link</text:p>
          </table:table-cell>
          <table:table-cell office:value-type="string">
            <text:p>1. Verify that background color for issue summary report is same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CBC0062</text:p>
          </table:table-cell>
          <table:table-cell office:value-type="string">
            <text:p>Send feedback'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Issue summary report' link</text:p>
            <text:p>3. Click on 'Send feedback' button</text:p>
          </table:table-cell>
          <table:table-cell office:value-type="string">
            <text:p>1. Verify that 'Send feedback' button is present with same look and feel across all browsers.</text:p>
            <text:p>2. Verify that when click on <text:s/>'Send feedback' button, pop window containing checkbox, textarea and buttons options appears with same look and feel across all browsers.</text:p>
            <text:p/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 office:value-type="string">
            <text:p>Is Guidelines – All Participants</text:p>
          </table:table-cell>
          <table:table-cell office:value-type="string">
            <text:p>CBC0063</text:p>
          </table:table-cell>
          <table:table-cell office:value-type="string">
            <text:p>Channels -&lt;plan name&gt; Is Guidelines – All Participants Font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'.</text:p>
          </table:table-cell>
          <table:table-cell office:value-type="string">
            <text:p>1. Verify that page title's and font is same across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64</text:p>
          </table:table-cell>
          <table:table-cell office:value-type="string">
            <text:p>Home' icon and link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'</text:p>
            <text:p>3. Click on 'Home' icon</text:p>
          </table:table-cell>
          <table:table-cell office:value-type="string">
            <text:p>1. Verify that 'Home' icon is present with same look and feel across all browsers.</text:p>
            <text:p>2. Verify that when clicked on home icon page redirects to some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5</text:p>
          </table:table-cell>
          <table:table-cell office:value-type="string">
            <text:p>Labels,fonts size a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 link'.</text:p>
          </table:table-cell>
          <table:table-cell office:value-type="string">
            <text:p>1. Verify that label, font size and color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6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background color for 'Issue Summary Report'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7</text:p>
          </table:table-cell>
          <table:table-cell office:value-type="string">
            <text:p>Yellow text area and label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yellow text area is present with same look and feel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8</text:p>
          </table:table-cell>
          <table:table-cell office:value-type="string">
            <text:p>Star is present in yellow text area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star is present in yellow text area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9</text:p>
          </table:table-cell>
          <table:table-cell office:value-type="string">
            <text:p>User name Links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 link'.</text:p>
          </table:table-cell>
          <table:table-cell office:value-type="string">
            <text:p>1. Verify that user 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0</text:p>
          </table:table-cell>
          <table:table-cell office:value-type="string">
            <text:p>Plan name links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plan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1</text:p>
          </table:table-cell>
          <table:table-cell office:value-type="string">
            <text:p>Sign out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' link.</text:p>
          </table:table-cell>
          <table:table-cell office:value-type="string">
            <text:p>1. Verify that when click <text:s/>on 'Sign out' button page redirects to some other page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2</text:p>
          </table:table-cell>
          <table:table-cell office:value-type="string">
            <text:p>Assign and remove button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'Assign' and 'Remove' button are present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 office:value-type="string">
            <text:p>Information needs of all partiipants</text:p>
          </table:table-cell>
          <table:table-cell office:value-type="string">
            <text:p>CBC0073</text:p>
          </table:table-cell>
          <table:table-cell office:value-type="string">
            <text:p>Channels -&lt;plan name&gt; Information needs of all partiipants Font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page titleand font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4</text:p>
          </table:table-cell>
          <table:table-cell office:value-type="string">
            <text:p>Home' icon and link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'Home' icon is present with same look and feel for all browser.</text:p>
            <text:p>2. Verify that when clicked on 'Home' icon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5</text:p>
          </table:table-cell>
          <table:table-cell office:value-type="string">
            <text:p>Label and fonts size a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label, font size and color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6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Information needs of all partiipants</text:p>
          </table:table-cell>
          <table:table-cell office:value-type="string">
            <text:p>1. Verify that background color for 'Information needs of all participants' is same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7</text:p>
          </table:table-cell>
          <table:table-cell office:value-type="string">
            <text:p>Yellow text area and label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 link.</text:p>
          </table:table-cell>
          <table:table-cell office:value-type="string">
            <text:p>1. Verify that yellow text area is present with same look and feel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8</text:p>
          </table:table-cell>
          <table:table-cell office:value-type="string">
            <text:p>Star is present in yellow text area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star is present in yellow text area with same look and feel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9</text:p>
          </table:table-cell>
          <table:table-cell office:value-type="string">
            <text:p>User name Links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user 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80</text:p>
          </table:table-cell>
          <table:table-cell office:value-type="string">
            <text:p>Sign out'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 link.</text:p>
          </table:table-cell>
          <table:table-cell office:value-type="string">
            <text:p>1. Verify that plan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CBC0081</text:p>
          </table:table-cell>
          <table:table-cell office:value-type="string">
            <text:p>Colors of text and controls on login page</text:p>
          </table:table-cell>
          <table:table-cell office:value-type="string">
            <text:p>Go to all pages in Channels.</text:p>
          </table:table-cell>
          <table:table-cell office:value-type="string">
            <text:p>1. Verify that all controls and colors <text:s/>are consistent in Channel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2">
          <table:table-cell/>
          <table:table-cell office:value-type="string">
            <text:p>CBC0082</text:p>
          </table:table-cell>
          <table:table-cell office:value-type="string">
            <text:p>Icons consistency with other pages</text:p>
          </table:table-cell>
          <table:table-cell office:value-type="string">
            <text:p>Go to all pages in Channels.</text:p>
          </table:table-cell>
          <table:table-cell office:value-type="string">
            <text:p>2. Verify that all icons are consistent in Channels with same look and feel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12/21/2011</text:date>, <text:time>09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4H55M03S</meta:editing-duration>
    <meta:editing-cycles>418</meta:editing-cycles>
    <meta:generator>OpenOffice.org/3.2$Win32 OpenOffice.org_project/320m12$Build-9483</meta:generator>
    <dc:date>2011-12-21T09:34:08.94</dc:date>
    <meta:document-statistic meta:table-count="2" meta:cell-count="614" meta:object-count="0"/>
    <meta:user-defined meta:name="Info 1"/>
    <meta:user-defined meta:name="Info 2"/>
    <meta:user-defined meta:name="Info 3"/>
    <meta:user-defined meta:name="Info 4"/>
  </office:meta>
</office:document-meta>
</file>